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ea746" officeooo:paragraph-rsid="000ea746" style:font-size-asian="14pt" style:font-size-complex="14pt"/>
    </style:style>
    <style:style style:name="P3" style:family="paragraph" style:parent-style-name="Standard">
      <style:text-properties fo:font-size="14pt" officeooo:rsid="000ea746" officeooo:paragraph-rsid="000f2e6b" style:font-size-asian="14pt" style:font-size-complex="14pt"/>
    </style:style>
    <style:style style:name="P4" style:family="paragraph" style:parent-style-name="Standard">
      <style:text-properties fo:font-size="14pt" officeooo:rsid="000f2e6b" officeooo:paragraph-rsid="000f2e6b" style:font-size-asian="14pt" style:font-size-complex="14pt"/>
    </style:style>
    <style:style style:name="P5" style:family="paragraph" style:parent-style-name="Standard">
      <style:text-properties fo:font-size="14pt" officeooo:rsid="000f2e6b" officeooo:paragraph-rsid="000f6fd2" style:font-size-asian="14pt" style:font-size-complex="14pt"/>
    </style:style>
    <style:style style:name="P6" style:family="paragraph" style:parent-style-name="Standard">
      <style:text-properties fo:font-size="14pt" officeooo:rsid="000f2e6b" officeooo:paragraph-rsid="00117d71" style:font-size-asian="14pt" style:font-size-complex="14pt"/>
    </style:style>
    <style:style style:name="P7" style:family="paragraph" style:parent-style-name="Standard">
      <style:text-properties fo:font-size="14pt" officeooo:rsid="000f2e6b" officeooo:paragraph-rsid="00118ad1" style:font-size-asian="14pt" style:font-size-complex="14pt"/>
    </style:style>
    <style:style style:name="P8" style:family="paragraph" style:parent-style-name="Standard">
      <style:text-properties fo:font-size="14pt" officeooo:paragraph-rsid="000f2e6b" style:font-size-asian="14pt" style:font-size-complex="14pt"/>
    </style:style>
    <style:style style:name="P9" style:family="paragraph" style:parent-style-name="Standard">
      <style:text-properties fo:font-size="14pt" officeooo:rsid="000f6fd2" officeooo:paragraph-rsid="000f6fd2" style:font-size-asian="14pt" style:font-size-complex="14pt"/>
    </style:style>
    <style:style style:name="P10" style:family="paragraph" style:parent-style-name="Standard">
      <style:text-properties fo:font-size="14pt" officeooo:rsid="001014bb" officeooo:paragraph-rsid="001014bb" style:font-size-asian="14pt" style:font-size-complex="14pt"/>
    </style:style>
    <style:style style:name="P11" style:family="paragraph" style:parent-style-name="Standard">
      <style:text-properties fo:font-size="14pt" officeooo:rsid="0010987e" officeooo:paragraph-rsid="0010987e" style:font-size-asian="14pt" style:font-size-complex="14pt"/>
    </style:style>
    <style:style style:name="P12" style:family="paragraph" style:parent-style-name="Standard">
      <style:text-properties fo:font-size="14pt" officeooo:rsid="0010987e" officeooo:paragraph-rsid="0010c0ee" style:font-size-asian="14pt" style:font-size-complex="14pt"/>
    </style:style>
    <style:style style:name="P13" style:family="paragraph" style:parent-style-name="Standard">
      <style:text-properties fo:font-size="14pt" officeooo:rsid="0010c0ee" officeooo:paragraph-rsid="0010c0ee" style:font-size-asian="14pt" style:font-size-complex="14pt"/>
    </style:style>
    <style:style style:name="P14" style:family="paragraph" style:parent-style-name="Standard">
      <style:text-properties fo:font-size="14pt" officeooo:rsid="00117d71" officeooo:paragraph-rsid="00117d71" style:font-size-asian="14pt" style:font-size-complex="14pt"/>
    </style:style>
    <style:style style:name="P15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f2e6b" officeooo:paragraph-rsid="000f2e6b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17d71" officeooo:paragraph-rsid="00117d71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0c0ee" officeooo:paragraph-rsid="0010c0ee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text-properties fo:font-size="14pt" fo:font-style="italic" style:text-underline-style="none" fo:font-weight="bold" officeooo:rsid="000f6fd2" officeooo:paragraph-rsid="000f6fd2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text-properties fo:color="#ff3333" fo:font-size="14pt" style:text-underline-style="solid" style:text-underline-width="auto" style:text-underline-color="font-color" officeooo:rsid="000ea746" officeooo:paragraph-rsid="000ea746" style:font-size-asian="14pt" style:font-size-complex="14pt"/>
    </style:style>
    <style:style style:name="P20" style:family="paragraph" style:parent-style-name="Standard">
      <style:text-properties fo:color="#ff3333" fo:font-size="14pt" style:text-underline-style="solid" style:text-underline-width="auto" style:text-underline-color="font-color" officeooo:rsid="000f2e6b" officeooo:paragraph-rsid="000f2e6b" style:font-size-asian="14pt" style:font-size-complex="14pt"/>
    </style:style>
    <style:style style:name="P21" style:family="paragraph" style:parent-style-name="Standard">
      <style:text-properties fo:color="#ff3333" fo:font-size="14pt" style:text-underline-style="solid" style:text-underline-width="auto" style:text-underline-color="font-color" officeooo:rsid="000f6fd2" officeooo:paragraph-rsid="000f6fd2" style:font-size-asian="14pt" style:font-size-complex="14pt"/>
    </style:style>
    <style:style style:name="P22" style:family="paragraph" style:parent-style-name="Standard">
      <style:text-properties fo:color="#ff3333" fo:font-size="14pt" style:text-underline-style="solid" style:text-underline-width="auto" style:text-underline-color="font-color" officeooo:rsid="001014bb" officeooo:paragraph-rsid="001014bb" style:font-size-asian="14pt" style:font-size-complex="14pt"/>
    </style:style>
    <style:style style:name="P23" style:family="paragraph" style:parent-style-name="Standard">
      <style:text-properties fo:color="#ff3333" fo:font-size="14pt" style:text-underline-style="solid" style:text-underline-width="auto" style:text-underline-color="font-color" officeooo:rsid="0010c0ee" officeooo:paragraph-rsid="0010c0ee" style:font-size-asian="14pt" style:font-size-complex="14pt"/>
    </style:style>
    <style:style style:name="P24" style:family="paragraph" style:parent-style-name="Standard">
      <style:text-properties fo:font-size="14pt" fo:font-style="normal" style:text-underline-style="none" fo:font-weight="normal" officeooo:rsid="00118ad1" officeooo:paragraph-rsid="00118ad1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size="14pt" style:font-size-asian="14pt" style:font-size-complex="14pt"/>
    </style:style>
    <style:style style:name="P26" style:family="paragraph" style:parent-style-name="Standard">
      <style:text-properties fo:font-size="14pt" officeooo:rsid="00148df3" officeooo:paragraph-rsid="00148df3" style:font-size-asian="14pt" style:font-size-complex="14pt"/>
    </style:style>
    <style:style style:name="P27" style:family="paragraph">
      <style:paragraph-properties fo:text-align="center"/>
    </style:style>
    <style:style style:name="T1" style:family="text">
      <style:text-properties officeooo:rsid="000f2e6b"/>
    </style:style>
    <style:style style:name="T2" style:family="text">
      <style:text-properties officeooo:rsid="000f6fd2"/>
    </style:style>
    <style:style style:name="T3" style:family="text">
      <style:text-properties officeooo:rsid="0010987e"/>
    </style:style>
    <style:style style:name="T4" style:family="text">
      <style:text-properties officeooo:rsid="0010c0ee"/>
    </style:style>
    <style:style style:name="T5" style:family="text">
      <style:text-properties officeooo:rsid="00117d71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officeooo:rsid="000f6fd2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officeooo:rsid="00118ad1" style:font-style-asian="italic" style:font-weight-asian="bold" style:font-style-complex="italic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117d71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18ad1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0f6fd2" style:font-style-asian="normal" style:font-weight-asian="normal" style:font-style-complex="normal" style:font-weight-complex="normal"/>
    </style:style>
    <style:style style:name="T15" style:family="text">
      <style:text-properties officeooo:rsid="00118ad1"/>
    </style:style>
    <style:style style:name="T16" style:family="text">
      <style:text-properties fo:color="#ff3333" style:text-underline-style="solid" style:text-underline-width="auto" style:text-underline-color="font-color"/>
    </style:style>
    <style:style style:name="T17" style:family="text">
      <style:text-properties fo:color="#ff3333" style:text-underline-style="solid" style:text-underline-width="auto" style:text-underline-color="font-color" officeooo:rsid="000f2e6b"/>
    </style:style>
    <style:style style:name="gr1" style:family="graphic">
      <style:graphic-properties svg:stroke-color="#333333" draw:fill="solid" draw:fill-color="#2c001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2c001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6">Adrien<text:line-break/>Boukobza <text:s text:c="19"/><text:span text:style-name="T6">Coursework of Computer Architecture</text:span></text:p>
      <text:p text:style-name="P1"/>
      <text:p text:style-name="P1"/>
      <text:p text:style-name="P2"><text:span text:style-name="T17">1</text:span><text:span text:style-name="T16">) a) (i)</text:span><text:line-break/>E= A.B+B.(A'+A.B)</text:p>
      <text:p text:style-name="P2">Distributive rule :<text:line-break/>E= A.B+B.A'+B.A.B</text:p>
      <text:p text:style-name="P2">Commutative rule :</text:p>
      <text:p text:style-name="P2">E= B.A+B.A'+B.B.A</text:p>
      <text:p text:style-name="P2">Idempotent law :</text:p>
      <text:p text:style-name="P2">E= B.A+B.A'+B.A</text:p>
      <text:p text:style-name="P2">Idempotent law:</text:p>
      <text:p text:style-name="P2">E=B.A'+B.A</text:p>
      <text:p text:style-name="P2">Distributive rule:<text:line-break/>E= B.(A'+A)</text:p>
      <text:p text:style-name="P2">Negation rule:</text:p>
      <text:p text:style-name="P2">E=B.1</text:p>
      <text:p text:style-name="P2">Simplification rule:<text:line-break/><text:span text:style-name="T6">E=B</text:span></text:p>
      <text:p text:style-name="P2"/>
      <text:p text:style-name="P19"><text:span text:style-name="T1">1</text:span>) a) (ii)</text:p>
      <text:p text:style-name="P2">E= (A+B)'.(C+D+F)'+(A+B)</text:p>
      <text:p text:style-name="P2">Commutative rule :</text:p>
      <text:p text:style-name="P2">E= (A+B)+(A+B)'.(C+D+F)'<text:line-break/>Distributive rule:<text:line-break/>E= ((A+B)+(A+B)').((A+B)+(C+D+F)<text:span text:style-name="T1">'</text:span>)<text:line-break/>Negation rule:<text:line-break/>E=1.((A+B)+(C+D+F)<text:span text:style-name="T1">'</text:span>)</text:p>
      <text:p text:style-name="P2">Simplification rule:<text:line-break/>E= A+B+<text:span text:style-name="T1">(</text:span>C+D+F<text:span text:style-name="T1">)'</text:span></text:p>
      <text:p text:style-name="P4">Morgan's rule:</text:p>
      <text:p text:style-name="P4"><text:span text:style-name="T6">E= A+B+C'.D'.F'</text:span><text:line-break/><text:line-break/><text:span text:style-name="T16">1)b)</text:span></text:p>
      <text:p text:style-name="P4">E= A.(B+A.B)+A.C<text:line-break/>Distributive rule:<text:line-break/>E= A.B+A.A.B+A.C</text:p>
      <text:p text:style-name="P3">Idempotent law:</text:p>
      <text:p text:style-name="P4">E= A.B+A.B+A.C</text:p>
      <text:p text:style-name="P3">Idempotent law:</text:p>
      <text:p text:style-name="P4">E= A.B+A.C</text:p>
      <text:p text:style-name="P4">Distributive rule:<text:line-break/><text:span text:style-name="T6">E= A.(B+C)</text:span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0">1)c)(i)</text:p>
      <text:p text:style-name="P4">E= A.B</text:p>
      <text:p text:style-name="P4">E= ((A.B)')'</text:p>
      <text:p text:style-name="P4">E= (A'+B')'</text:p>
      <text:p text:style-name="P15">E= ((A+A)'+(B+B)')'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pan text:style-name="T17">2)a)(i)</text:span><text:span text:style-name="T1"><text:line-break/>9 in binary representation </text:span>representation <text:span text:style-name="T1">is 01001</text:span></text:p>
      <text:p text:style-name="P8"/>
      <text:p text:style-name="P4">11 in binary representation is 01011<text:line-break/>-11 in 1’s complement representation is 10100</text:p>
      <text:p text:style-name="P4">-11 in 2’s complement representation is 10101</text:p>
      <text:p text:style-name="P4"/>
      <text:p text:style-name="P5">So 9-11 is <text:span text:style-name="T2">in </text:span>2’s complement representation:</text:p>
      <text:p text:style-name="P4"><text:s/>01001</text:p>
      <text:p text:style-name="P4"><text:soft-page-break/>+ <text:s text:c="14"/></text:p>
      <text:p text:style-name="P5"><draw:line text:anchor-type="paragraph" draw:z-index="0" draw:style-name="gr1" draw:text-style-name="P27" svg:x1="0.078cm" svg:y1="0.564cm" svg:x2="2.195cm" svg:y2="0.564cm"><text:p/></draw:line> 10101 <text:s/></text:p>
      <text:p text:style-name="P6"><text:span text:style-name="T7"><text:s/></text:span><text:span text:style-name="T14">11110</text:span></text:p>
      <text:p text:style-name="P7"><text:span text:style-name="T12">So, the </text:span><text:span text:style-name="T11">2’s complement representation </text:span><text:span text:style-name="T13">of 9-11 is </text:span><text:span text:style-name="T8">11110</text:span></text:p>
      <text:p text:style-name="P7"/>
      <text:p text:style-name="P7"><text:span text:style-name="T13">Let's check if this result is the same in decimal :</text:span><text:line-break/><text:span text:style-name="T2">11110 in 1’s complement representation is 11101</text:span></text:p>
      <text:p text:style-name="P9">11101 in binary representation is 00010</text:p>
      <text:p text:style-name="P9">00010 in decimal is 2</text:p>
      <text:p text:style-name="P9">So 9-11=-2</text:p>
      <text:p text:style-name="P9"/>
      <text:p text:style-name="P21">2)a)(ii)</text:p>
      <text:p text:style-name="P9">12 in <text:span text:style-name="T1">binary</text:span> representation <text:span text:style-name="T1">is 01</text:span>100</text:p>
      <text:p text:style-name="P9">-12 <text:span text:style-name="T1">in 1’s complement representation is </text:span>10011</text:p>
      <text:p text:style-name="P5">-1<text:span text:style-name="T2">2</text:span> in 2’s complement representation is <text:span text:style-name="T2">10100</text:span></text:p>
      <text:p text:style-name="P5"/>
      <text:p text:style-name="P5">1<text:span text:style-name="T2">0</text:span> in binary representation is 0101<text:span text:style-name="T2">0</text:span><text:line-break/>-1<text:span text:style-name="T2">0</text:span> in 1’s complement representation is <text:span text:style-name="T2">101</text:span>0<text:span text:style-name="T2">1</text:span></text:p>
      <text:p text:style-name="P5">-1<text:span text:style-name="T2">0</text:span> in 2’s complement representation is 101<text:span text:style-name="T2">10</text:span></text:p>
      <text:p text:style-name="P5"/>
      <text:p text:style-name="P5">So -<text:span text:style-name="T2">12</text:span>-1<text:span text:style-name="T15">0</text:span> is <text:span text:style-name="T2">in</text:span> 2’s complement representation:</text:p>
      <text:p text:style-name="P5"><text:s/><text:span text:style-name="T2">10100</text:span></text:p>
      <text:p text:style-name="P5">+ <text:s text:c="26"/></text:p>
      <text:p text:style-name="P5"><draw:line text:anchor-type="paragraph" draw:z-index="1" draw:style-name="gr1" draw:text-style-name="P27" svg:x1="0.078cm" svg:y1="0.564cm" svg:x2="2.195cm" svg:y2="0.564cm"><text:p/></draw:line> <text:span text:style-name="T2">10110</text:span> <text:s/></text:p>
      <text:p text:style-name="P9"><text:s/>01010 <text:s text:c="7"/>(after discarding the carry out)</text:p>
      <text:p text:style-name="P9"/>
      <text:p text:style-name="P7"><text:span text:style-name="T12">So, the </text:span><text:span text:style-name="T11">2’s complement representation </text:span><text:span text:style-name="T13">of -12-10 is </text:span><text:span text:style-name="T8">01010</text:span></text:p>
      <text:p text:style-name="P7"/>
      <text:p text:style-name="P24">Let's check if this result is the same in decimal:</text:p>
      <text:p text:style-name="P9">01010 in decimal is 10</text:p>
      <text:p text:style-name="P18">So, we can see an overflow.</text:p>
      <text:p text:style-name="P9"/>
      <text:p text:style-name="P21">2)b)</text:p>
      <text:p text:style-name="P10">189 in binary is 10111101</text:p>
      <text:p text:style-name="P10">27 in binary is 11011</text:p>
      <text:p text:style-name="P10">So, we can make the division in binary: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22">3)a)</text:p>
      <text:p text:style-name="P10">in binary :</text:p>
      <text:p text:style-name="P10">the representation of 31 is 1 1111</text:p>
      <text:p text:style-name="P10">the representation of 0.1 is 0.0001 1001 1001 1001 100 <text:span text:style-name="T3">(after truncation)</text:span></text:p>
      <text:p text:style-name="P10"/>
      <text:p text:style-name="P10">So, the binary representation of 31.1 is:</text:p>
      <text:p text:style-name="P10">1 1111.0001 1001 1001 1001 100</text:p>
      <text:p text:style-name="P10"/>
      <text:p text:style-name="P11">After normalisation, the representation of 31.1 is:<text:line-break/>1.1111 0001 1001 1001 1001 100x2^4</text:p>
      <text:p text:style-name="P11"/>
      <text:p text:style-name="P11"><text:span text:style-name="T4">The </text:span>Significand is thus: </text:p>
      <text:p text:style-name="P11">1111 0001 1001 1001 1001 100</text:p>
      <text:p text:style-name="P11"/>
      <text:p text:style-name="P11"><text:span text:style-name="T4">The </text:span>Exponent is (4 + 127 = 131):</text:p>
      <text:p text:style-name="P11">1000 0011</text:p>
      <text:p text:style-name="P11"/>
      <text:p text:style-name="P13">The number is negative so the Sign is 1</text:p>
      <text:p text:style-name="P11"/>
      <text:p text:style-name="P11"><text:span text:style-name="T4">In the </text:span>IEEE Single Precision format, <text:span text:style-name="T4">we have:</text:span></text:p>
      <text:p text:style-name="P10"><draw:line text:anchor-type="paragraph" draw:z-index="3" draw:style-name="gr2" draw:text-style-name="P27" svg:x1="2.009cm" svg:y1="0.517cm" svg:x2="2.009cm" svg:y2="2.343cm"><text:p/></draw:line></text:p>
      <text:p text:style-name="P11"><draw:line text:anchor-type="paragraph" draw:z-index="4" draw:style-name="gr2" draw:text-style-name="P27" svg:x1="7.592cm" svg:y1="0.108cm" svg:x2="7.618cm" svg:y2="1.696cm"><text:p/></draw:line>Sign <text:s text:c="19"/>Exponent field <text:s text:c="28"/>Significand</text:p>
      <text:p text:style-name="P11"><draw:line text:anchor-type="paragraph" draw:z-index="2" draw:style-name="gr2" draw:text-style-name="P27" svg:x1="-0.478cm" svg:y1="0.201cm" svg:x2="15.212cm" svg:y2="0.254cm"><text:p/></draw:line></text:p>
      <text:p text:style-name="P11"><text:s/>1 <text:s text:c="25"/>1000 0011 <text:s text:c="23"/>1111 0001 1001 1001 1001 100</text:p>
      <text:p text:style-name="P11"/>
      <text:p text:style-name="P11"/>
      <text:p text:style-name="P23">3)b)</text:p>
      <text:p text:style-name="P13">40F109D5 can have this representation:</text:p>
      <text:p text:style-name="P13">0100 0000 1111 0001 0000 1001 1101 0101</text:p>
      <text:p text:style-name="P13"/>
      <text:p text:style-name="P13">The first bit represents the sign, the next 8 bits represent the exponent and the next 23 bits represent the significand. In the <text:span text:style-name="T3">IEEE Single Precision format, </text:span>we have:</text:p>
      <text:p text:style-name="P13"><draw:line text:anchor-type="paragraph" draw:z-index="7" draw:style-name="gr2" draw:text-style-name="P27" svg:x1="2.009cm" svg:y1="0.554cm" svg:x2="2.009cm" svg:y2="2.38cm"><text:p/></draw:line></text:p>
      <text:p text:style-name="P12"><draw:line text:anchor-type="paragraph" draw:z-index="6" draw:style-name="gr2" draw:text-style-name="P27" svg:x1="7.592cm" svg:y1="0.108cm" svg:x2="7.618cm" svg:y2="1.696cm"><text:p/></draw:line>Sign <text:s text:c="19"/>Exponent field <text:s text:c="28"/>Significand</text:p>
      <text:p text:style-name="P12"><draw:line text:anchor-type="paragraph" draw:z-index="5" draw:style-name="gr2" draw:text-style-name="P27" svg:x1="-0.478cm" svg:y1="0.201cm" svg:x2="15.212cm" svg:y2="0.254cm"><text:p/></draw:line></text:p>
      <text:p text:style-name="P12"><text:s/><text:span text:style-name="T4">0</text:span> <text:s text:c="24"/>1000 00<text:span text:style-name="T4">0</text:span>1 <text:s text:c="23"/>111<text:span text:style-name="T4">0</text:span> 00<text:span text:style-name="T4">10</text:span> <text:span text:style-name="T4">0001</text:span> <text:span text:style-name="T4">0</text:span>0<text:span text:style-name="T4">1</text:span>1 10<text:span text:style-name="T4">10</text:span> 10<text:span text:style-name="T4">1</text:span></text:p>
      <text:p text:style-name="P12"/>
      <text:p text:style-name="P13">The decimal representation of rhe exponent field is 129</text:p>
      <text:p text:style-name="P13">So, the true exponent is 129-127=2</text:p>
      <text:p text:style-name="P13"/>
      <text:p text:style-name="P13">So, the normalised binary number is:</text:p>
      <text:p text:style-name="P13">1.1110 0010 0001 0011 1010 101x2^2</text:p>
      <text:p text:style-name="P13"><text:soft-page-break/></text:p>
      <text:p text:style-name="P13">So, the binary representation of this number is :</text:p>
      <text:p text:style-name="P17">111.1000 1000 0100 1110 1010 1</text:p>
      <text:p text:style-name="P13">In the decimal representation:</text:p>
      <text:p text:style-name="P13">111 is 7</text:p>
      <text:p text:style-name="P13">1000 1000 0100 1110 1010 1 is <text:span text:style-name="T5">1/2 </text:span>+ 1/32 <text:s text:c="2"/>+ <text:span text:style-name="T5">1/1024 +1/8192 +1/16384 + 1/32768 + 1/131072 +1/524288 +1/2097152 so in decimal representation we have (after truncation): 0.532</text:span> </text:p>
      <text:p text:style-name="P14"/>
      <text:p text:style-name="P14">So, the decimal representation of this number is (after truncation):</text:p>
      <text:p text:style-name="P16">7.532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9:01:20.141930295</meta:creation-date>
    <dc:date>2015-11-15T15:05:50.839071475</dc:date>
    <meta:editing-duration>PT50M35S</meta:editing-duration>
    <meta:editing-cycles>7</meta:editing-cycles>
    <meta:generator>LibreOffice/4.2.8.2$Linux_X86_64 LibreOffice_project/420m0$Build-2</meta:generator>
    <meta:print-date>2015-11-15T15:00:35.197280142</meta:print-date>
    <meta:document-statistic meta:table-count="0" meta:image-count="0" meta:object-count="0" meta:page-count="5" meta:paragraph-count="95" meta:word-count="521" meta:character-count="3415" meta:non-whitespace-character-count="2713"/>
  </office:meta>
</office:document-meta>
</file>